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A6000001C428E4E1E1722E240B.jpg" manifest:media-type="image/jpeg"/>
  <manifest:file-entry manifest:full-path="Pictures/1000000000000640000004B0DA81F1FAF1C53A00.jpg" manifest:media-type="image/jpeg"/>
  <manifest:file-entry manifest:full-path="Pictures/10000000000002C5000003B1C243C1808F27E882.png" manifest:media-type="image/png"/>
  <manifest:file-entry manifest:full-path="Pictures/10000000000004B0000002A37B85BA2BBFCBEACC.jpg" manifest:media-type="image/jpeg"/>
  <manifest:file-entry manifest:full-path="Pictures/1000000000000500000002D0CB8B1357FBFB33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0.499cm" fo:margin-top="2cm" fo:margin-bottom="0cm" loext:contextual-spacing="false" fo:text-indent="0cm" style:auto-text-indent="false" style:page-number="auto" fo:background-color="transparent"/>
    </style:style>
    <style:style style:name="P2" style:family="paragraph">
      <style:text-properties fo:color="#ce181e" fo:font-size="15pt" fo:font-weight="bold" style:font-size-asian="15pt" style:font-weight-asian="bold" style:font-size-complex="15pt" style:font-weight-complex="bold"/>
    </style:style>
    <style:style style:name="P3" style:family="paragraph">
      <loext:graphic-properties draw:fill="none" draw:fill-color="#ffffff"/>
      <style:text-properties fo:color="#ce181e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-color="#ce181e"/>
      <style:paragraph-properties fo:text-align="center"/>
    </style:style>
    <style:style style:name="P5" style:family="paragraph">
      <loext:graphic-properties draw:fill-color="#ed1c24"/>
      <style:paragraph-properties fo:text-align="center"/>
    </style:style>
    <style:style style:name="P6" style:family="paragraph">
      <style:text-properties fo:color="#ed1c24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 draw:fill-color="#ffffff"/>
      <style:text-properties fo:color="#ed1c24" fo:font-size="16pt" fo:font-weight="bold" style:font-size-asian="16pt" style:font-weight-asian="bold" style:font-size-complex="16pt" style:font-weight-complex="bold"/>
    </style:style>
    <style:style style:name="P8" style:family="paragraph">
      <style:text-properties fo:color="#adc5e7" style:text-outline="false" fo:font-size="72pt" fo:text-shadow="none" style:font-size-asian="72pt" style:font-size-complex="72pt"/>
    </style:style>
    <style:style style:name="P9" style:family="paragraph">
      <loext:graphic-properties draw:fill="none" draw:fill-color="#ffffff"/>
      <style:text-properties fo:color="#adc5e7" style:text-outline="false" fo:font-size="72pt" fo:text-shadow="none" fo:font-weight="bold" style:font-size-asian="72pt" style:font-weight-asian="bold" style:font-size-complex="72pt" style:font-weight-complex="bold"/>
    </style:style>
    <style:style style:name="T1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ed1c24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adc5e7" style:text-outline="false" fo:font-size="54pt" fo:text-shadow="none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groove #ed1c24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groove #ed1c24" style:mirror="none" fo:clip="rect(2.027cm, 1.842cm, 2.455cm, 2.7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groove #ed1c24" style:mirror="none" fo:clip="rect(3.327cm, 10.291cm, 6.981cm, 9.6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1.27cm" fo:margin-right="1.27cm" fo:margin-top="1.27cm" fo:margin-bottom="1.27cm" style:vertical-pos="from-top" style:vertical-rel="paragraph" style:horizontal-pos="from-left" style:horizontal-rel="paragraph" fo:padding="0.049cm" fo:border="0.99pt groove #ed1c24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99cm" draw:marker-start-width="0.651cm" draw:marker-end-width="0.651cm" draw:fill-color="#ce181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99cm" svg:stroke-color="#3465a4" draw:marker-start-width="0.651cm" draw:marker-end-width="0.651cm" draw:fill-color="#ce181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draw:marker-start-width="0.651cm" draw:marker-end-width="0.651cm" draw:fill-color="#ed1c24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cm" draw:marker-start-width="0.353cm" draw:marker-end-width="0.353cm" draw:fill-color="#ed1c24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1.199cm" svg:stroke-color="#000000" draw:marker-start-width="2.145cm" draw:marker-end-width="2.145cm" draw:fill="none" draw:fill-color="#ffffff" fo:min-height="1.5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2cm" svg:y="-2cm" svg:width="10.246cm" svg:height="17.126cm" draw:z-index="0"><draw:image xlink:href="Pictures/10000000000002C5000003B1C243C1808F27E882.png" xlink:type="simple" xlink:show="embed" xlink:actuate="onLoad" loext:mime-type="image/png"/></draw:frame><draw:frame draw:style-name="fr2" draw:name="Image2" text:anchor-type="paragraph" svg:x="8.661cm" svg:y="-2cm" svg:width="10.615cm" svg:height="4.935cm" draw:z-index="2"><draw:image xlink:href="Pictures/1000000000000500000002D0CB8B1357FBFB33E7.png" xlink:type="simple" xlink:show="embed" xlink:actuate="onLoad" loext:mime-type="image/png"/></draw:frame><draw:frame draw:style-name="fr3" draw:name="Image3" text:anchor-type="paragraph" svg:x="8.661cm" svg:y="3.179cm" svg:width="10.645cm" svg:height="5.558cm" draw:z-index="1"><draw:image xlink:href="Pictures/1000000000000640000004B0DA81F1FAF1C53A00.jpg" xlink:type="simple" xlink:show="embed" xlink:actuate="onLoad" loext:mime-type="image/jpeg"/></draw:frame><draw:frame draw:style-name="fr1" draw:name="Image5" text:anchor-type="paragraph" svg:x="2.439cm" svg:y="16.552cm" svg:width="11.899cm" svg:height="9.11cm" draw:z-index="4"><draw:image xlink:href="Pictures/10000000000002A6000001C428E4E1E1722E240B.jpg" xlink:type="simple" xlink:show="embed" xlink:actuate="onLoad" loext:mime-type="image/jpeg"/></draw:frame><draw:frame draw:style-name="fr4" draw:name="Image4" text:anchor-type="paragraph" svg:x="8.661cm" svg:y="9.091cm" svg:width="10.7cm" svg:height="6.249cm" draw:z-index="3"><draw:image xlink:href="Pictures/10000000000004B0000002A37B85BA2BBFCBEACC.jpg" xlink:type="simple" xlink:show="embed" xlink:actuate="onLoad" loext:mime-type="image/jpeg"/></draw:frame><draw:frame text:anchor-type="paragraph" draw:z-index="5" draw:name="Shape1" draw:style-name="gr1" draw:text-style-name="P3" svg:width="4.282cm" svg:height="0.923cm" svg:x="1.258cm" svg:y="-0.873cm"><draw:text-box><text:p text:style-name="P2"><text:span text:style-name="T1">ल</text:span><text:span text:style-name="T1">ौ</text:span><text:span text:style-name="T1">र</text:span><text:span text:style-name="T1">ि</text:span><text:span text:style-name="T1">य</text:span><text:span text:style-name="T1">ा</text:span><text:span text:style-name="T1"> </text:span><text:span text:style-name="T1">अ</text:span><text:span text:style-name="T1">श</text:span><text:span text:style-name="T1">ो</text:span><text:span text:style-name="T1">क</text:span><text:span text:style-name="T1"> </text:span><text:span text:style-name="T1">स</text:span><text:span text:style-name="T1">्</text:span><text:span text:style-name="T1">त</text:span><text:span text:style-name="T1">म</text:span><text:span text:style-name="T1">्</text:span><text:span text:style-name="T1">भ</text:span></text:p></draw:text-box></draw:frame><draw:line text:anchor-type="paragraph" draw:z-index="7" draw:name="Shape3" draw:style-name="gr3" draw:text-style-name="P4" svg:x1="8.483cm" svg:y1="15.772cm" svg:x2="19.453cm" svg:y2="15.714cm"><text:p/></draw:line><draw:frame text:anchor-type="paragraph" draw:z-index="10" draw:name="Shape6" draw:style-name="gr6" draw:text-style-name="P7" svg:width="3.243cm" svg:height="1.505cm" svg:x="3.219cm" svg:y="16.962cm"><draw:text-box><text:p text:style-name="P6"><text:span text:style-name="T2">क</text:span><text:span text:style-name="T2">े</text:span><text:span text:style-name="T2">स</text:span><text:span text:style-name="T2">र</text:span><text:span text:style-name="T2">ि</text:span><text:span text:style-name="T2">य</text:span><text:span text:style-name="T2">ा</text:span><text:span text:style-name="T2"> </text:span><text:span text:style-name="T2">स</text:span><text:span text:style-name="T2">्</text:span><text:span text:style-name="T2">त</text:span><text:span text:style-name="T2">ू</text:span><text:span text:style-name="T2">प</text:span></text:p></draw:text-box></draw:frame><draw:frame text:anchor-type="paragraph" draw:z-index="11" draw:name="Shape7" draw:style-name="gr7" draw:text-style-name="P9" svg:width="15.648cm" svg:height="2.98cm" draw:transform="rotate (1.0775662801813) translate (10.0082222222222cm 11.2835972222222cm)"><draw:text-box><text:p text:style-name="P8"><text:span text:style-name="T3">भि</text:span><text:span text:style-name="T3">तिह</text:span><text:span text:style-name="T3">रवा </text:span><text:span text:style-name="T3">आ</text:span><text:span text:style-name="T3">श्रम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ce181e"/>
      <style:paragraph-properties fo:text-align="center"/>
    </style:style>
    <style:style style:name="MP2" style:family="paragraph">
      <loext:graphic-properties draw:fill-color="#ed1c24"/>
      <style:paragraph-properties fo:text-align="center"/>
    </style:style>
    <style:style style:name="Mgr1" style:family="graphic">
      <style:graphic-properties draw:stroke="solid" svg:stroke-width="0.199cm" draw:marker-start-width="0.651cm" draw:marker-end-width="0.651cm" draw:fill-color="#ce181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svg:stroke-width="0.199cm" draw:marker-start-width="0.651cm" draw:marker-end-width="0.651cm" draw:fill-color="#ed1c24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>
      <style:graphic-properties svg:stroke-width="0cm" draw:marker-start-width="0.353cm" draw:marker-end-width="0.353cm" draw:fill-color="#ed1c24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6" draw:name="Shape2" draw:style-name="Mgr1" draw:text-style-name="MP1" svg:x1="8.453cm" svg:y1="-1.774cm" svg:x2="8.483cm" svg:y2="16.272cm"><text:p/></draw:line><draw:line text:anchor-type="paragraph" draw:z-index="8" draw:name="Shape4" draw:style-name="Mgr2" draw:text-style-name="MP2" svg:x1="8.483cm" svg:y1="-1.774cm" svg:x2="19.513cm" svg:y2="-1.744cm"><text:p/></draw:line><draw:line text:anchor-type="paragraph" draw:z-index="9" draw:name="Shape5" draw:style-name="Mgr3" draw:text-style-name="MP2" svg:x1="19.512cm" svg:y1="-1.744cm" svg:x2="19.452cm" svg:y2="16.272cm"><text:p/></draw:line></text:p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3:35:38.504822890</meta:creation-date>
    <dc:date>2019-09-25T15:21:31.134124042</dc:date>
    <meta:editing-duration>PT17M34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1" meta:paragraph-count="0" meta:word-count="0" meta:character-count="0" meta:non-whitespace-character-count="0"/>
  </office:meta>
</office:document-meta>
</file>